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7cm" svg:height="8.476cm" svg:x="0.13cm" svg:y="1.02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6-10T14:33:03.972020548</dc:date>
    <meta:editing-duration>PT3M48S</meta:editing-duration>
    <meta:editing-cycles>23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71cm" svg:height="8.477cm" xlink:href="." xlink:type="simple" chart:class="chart:scatter" chart:style-name="ch1">
        <chart:plot-area chart:style-name="ch2" chart:data-source-has-labels="both" svg:x="0.301cm" svg:y="0.169cm" svg:width="14.469cm" svg:height="8.139cm">
          <chartooo:coordinate-region svg:x="0.843cm" svg:y="0.368cm" svg:width="13.833cm" svg:height="7.741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06161699786838E-017">
                <text:p>3.06161699786838E-0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40876837050858">
                <text:p>0.240876837050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22163962751008">
                <text:p>0.422163962751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626666167821522">
                <text:p>0.0626666167821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385256621387895">
                <text:p>-0.385256621387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342273552964344">
                <text:p>-0.342273552964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124344943582428">
                <text:p>-0.124344943582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24344943582427">
                <text:p>0.1243449435824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42273552964345">
                <text:p>0.342273552964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385256621387894">
                <text:p>0.3852566213878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184062276342339">
                <text:p>0.184062276342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0626666167821516">
                <text:p>-0.0626666167821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452413526233009">
                <text:p>-0.4524135262330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422163962751008">
                <text:p>-0.422163962751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240876837050858">
                <text:p>-0.2408768370508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14313189850787E-016">
                <text:p>-2.14313189850787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240876837050858">
                <text:p>0.2408768370508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422163962751008">
                <text:p>0.422163962751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062666616782152">
                <text:p>0.0626666167821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385256621387895">
                <text:p>-0.3852566213878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491143625364345">
                <text:p>-0.4911436253643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342273552964344">
                <text:p>-0.342273552964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24344943582428">
                <text:p>-0.124344943582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24344943582426">
                <text:p>0.1243449435824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42273552964344">
                <text:p>0.342273552964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475528258147576">
                <text:p>0.475528258147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385256621387895">
                <text:p>0.3852566213878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184062276342341">
                <text:p>0.1840622763423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0626666167821523">
                <text:p>-0.0626666167821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5">
                <text:p>-0.293892626146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45241352623301">
                <text:p>-0.452413526233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422163962751009">
                <text:p>-0.4221639627510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240876837050858">
                <text:p>-0.2408768370508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34742096938038E-015">
                <text:p>-1.34742096938038E-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240876837050858">
                <text:p>0.2408768370508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22163962751007">
                <text:p>0.4221639627510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293892626146235">
                <text:p>0.2938926261462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0626666167821514">
                <text:p>0.06266661678215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184062276342338">
                <text:p>-0.1840622763423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385256621387893">
                <text:p>-0.3852566213878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342273552964344">
                <text:p>-0.342273552964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24344943582428">
                <text:p>-0.1243449435824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124344943582425">
                <text:p>0.1243449435824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342273552964344">
                <text:p>0.3422735529643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475528258147576">
                <text:p>0.475528258147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385256621387895">
                <text:p>0.3852566213878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184062276342341">
                <text:p>0.184062276342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0626666167821485">
                <text:p>-0.06266661678214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293892626146235">
                <text:p>-0.293892626146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52413526233009">
                <text:p>-0.4524135262330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422163962751009">
                <text:p>-0.4221639627510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240876837050858">
                <text:p>-0.2408768370508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59235032920985E-015">
                <text:p>-1.59235032920985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240876837050855">
                <text:p>0.2408768370508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422163962751007">
                <text:p>0.4221639627510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293892626146238">
                <text:p>0.2938926261462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0626666167821516">
                <text:p>0.06266661678215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184062276342338">
                <text:p>-0.1840622763423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385256621387895">
                <text:p>-0.385256621387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342273552964347">
                <text:p>-0.3422735529643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24344943582428">
                <text:p>-0.1243449435824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24344943582425">
                <text:p>0.1243449435824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342273552964344">
                <text:p>0.342273552964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475528258147576">
                <text:p>0.475528258147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385256621387898">
                <text:p>0.3852566213878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184062276342341">
                <text:p>0.184062276342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0626666167821482">
                <text:p>-0.06266661678214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293892626146235">
                <text:p>-0.2938926261462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52413526233008">
                <text:p>-0.452413526233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22163962751009">
                <text:p>-0.4221639627510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240876837050858">
                <text:p>-0.2408768370508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83727968903932E-015">
                <text:p>-1.83727968903932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240876837050855">
                <text:p>0.2408768370508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422163962751007">
                <text:p>0.422163962751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293892626146238">
                <text:p>0.2938926261462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0626666167821519">
                <text:p>0.06266661678215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184062276342338">
                <text:p>-0.1840622763423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385256621387895">
                <text:p>-0.3852566213878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342273552964344">
                <text:p>-0.3422735529643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124344943582425">
                <text:p>-0.1243449435824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124344943582421">
                <text:p>0.1243449435824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342273552964344">
                <text:p>0.3422735529643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475528258147575">
                <text:p>0.4755282581475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491143625364345">
                <text:p>0.4911436253643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385256621387898">
                <text:p>0.3852566213878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184062276342342">
                <text:p>0.1840622763423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062666616782148">
                <text:p>-0.0626666167821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293892626146235">
                <text:p>-0.2938926261462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452413526233008">
                <text:p>-0.4524135262330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422163962751009">
                <text:p>-0.4221639627510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240876837050858">
                <text:p>-0.2408768370508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2.08220904886879E-015">
                <text:p>-2.08220904886879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240876837050855">
                <text:p>0.2408768370508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422163962751007">
                <text:p>0.4221639627510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293892626146238">
                <text:p>0.2938926261462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0626666167821521">
                <text:p>0.06266661678215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184062276342344">
                <text:p>-0.1840622763423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385256621387897">
                <text:p>-0.3852566213878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491143625364345">
                <text:p>-0.4911436253643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342273552964344">
                <text:p>-0.3422735529643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124344943582422">
                <text:p>-0.1243449435824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124344943582425">
                <text:p>0.1243449435824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342273552964346">
                <text:p>0.3422735529643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491143625364343">
                <text:p>0.4911436253643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385256621387896">
                <text:p>0.3852566213878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184062276342342">
                <text:p>0.1840622763423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0626666167821548">
                <text:p>-0.06266661678215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293892626146238">
                <text:p>-0.2938926261462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45241352623301">
                <text:p>-0.452413526233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422163962751005">
                <text:p>-0.4221639627510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240876837050855">
                <text:p>-0.2408768370508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.22557527010224E-015">
                <text:p>1.22557527010224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